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3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vertical-align="auto">
        <style:tab-stops>
          <style:tab-stop style:position="3.25in" style:type="center"/>
        </style:tab-stops>
      </style:paragraph-properties>
    </style:style>
    <style:style style:name="P2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3.25in" style:type="center"/>
        </style:tab-stops>
      </style:paragraph-properties>
    </style:style>
    <style:style style:name="P3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/>
    </style:style>
    <style:style style:name="P4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5in"/>
        </style:tab-stops>
      </style:paragraph-properties>
    </style:style>
    <style:style style:name="P5" style:family="paragraph" style:parent-style-name="Standard" style:master-page-name="Standard">
      <style:paragraph-properties fo:margin-left="0in" fo:margin-right="0in" fo:text-align="center" style:justify-single-word="false" fo:orphans="0" fo:widows="0" fo:text-indent="0in" style:auto-text-indent="false" style:page-number="auto" style:vertical-align="auto">
        <style:tab-stops>
          <style:tab-stop style:position="3.25in" style:type="center"/>
        </style:tab-stops>
      </style:paragraph-properties>
    </style:style>
    <style:style style:name="P6" style:family="paragraph" style:parent-style-name="Standard" style:list-style-name="WWNum1">
      <style:paragraph-properties fo:margin-left="0.25in" fo:margin-right="0in" fo:text-align="start" style:justify-single-word="false" fo:orphans="0" fo:widows="0" fo:text-indent="-0.25in" style:auto-text-indent="false" style:vertical-align="auto">
        <style:tab-stops>
          <style:tab-stop style:position="0.25in"/>
        </style:tab-stops>
      </style:paragraph-properties>
    </style:style>
    <style:style style:name="P7" style:family="paragraph" style:parent-style-name="Standard">
      <style:paragraph-properties fo:margin-left="0.5in" fo:margin-right="0.5in" fo:text-align="start" style:justify-single-word="false" fo:orphans="0" fo:widows="0" fo:text-indent="0in" style:auto-text-indent="false" style:vertical-align="auto">
        <style:tab-stops>
          <style:tab-stop style:position="0.25in"/>
        </style:tab-stops>
      </style:paragraph-properties>
      <style:text-properties fo:color="#ff8080"/>
    </style:style>
    <style:style style:name="T1" style:family="text">
      <style:text-properties style:font-name="Times New Roman1" fo:font-size="11pt" fo:language="en" fo:country="US" style:font-size-asian="11pt" style:language-asian="en" style:country-asian="US" style:font-name-complex="Times New Roman3" style:font-size-complex="11pt" style:language-complex="ar" style:country-complex="SA"/>
    </style:style>
    <style:style style:name="T2" style:family="text">
      <style:text-properties style:font-name="Times New Roman1" fo:font-size="11pt" fo:language="en" fo:country="US" style:font-size-asian="11pt" style:language-asian="en" style:country-asian="US" style:font-name-complex="Times New Roman3" style:font-size-complex="11pt" style:language-complex="ar" style:country-complex="SA" style:font-weight-complex="bold"/>
    </style:style>
    <style:style style:name="T3" style:family="text">
      <style:text-properties style:font-name="Times New Roman1" fo:font-size="11pt" fo:language="en" fo:country="US" fo:font-weight="bold" style:font-size-asian="11pt" style:language-asian="en" style:country-asian="US" style:font-weight-asian="bold" style:font-name-complex="Times New Roman3" style:font-size-complex="11pt" style:language-complex="ar" style:country-complex="SA"/>
    </style:style>
    <style:style style:name="T4" style:family="text">
      <style:text-properties style:font-name="Times New Roman1" fo:font-size="11pt" fo:language="en" fo:country="US" fo:font-weight="bold" style:font-size-asian="11pt" style:language-asian="en" style:country-asian="US" style:font-weight-asian="bold" style:font-name-complex="Times New Roman3" style:font-size-complex="11pt" style:language-complex="ar" style:country-complex="SA" style:font-weight-complex="bold"/>
    </style:style>
    <style:style style:name="T5" style:family="text">
      <style:text-properties style:font-name="Times New Roman1" fo:font-size="11pt" fo:language="en" fo:country="US" fo:font-style="italic" style:font-size-asian="11pt" style:language-asian="en" style:country-asian="US" style:font-style-asian="italic" style:font-name-complex="Times New Roman3" style:font-size-complex="11pt" style:language-complex="ar" style:country-complex="SA"/>
    </style:style>
    <style:style style:name="T6" style:family="text">
      <style:text-properties style:font-name="Times New Roman1" fo:font-size="11pt" fo:language="en" fo:country="US" fo:font-style="italic" style:font-size-asian="11pt" style:language-asian="en" style:country-asian="US" style:font-style-asian="italic" style:font-name-complex="Times New Roman3" style:font-size-complex="11pt" style:language-complex="ar" style:country-complex="SA" style:font-weight-complex="bold"/>
    </style:style>
    <style:style style:name="T7" style:family="text">
      <style:text-properties style:font-name="Times New Roman1" fo:font-size="11pt" fo:language="en" fo:country="US" fo:font-style="italic" fo:font-weight="bold" style:font-size-asian="11pt" style:language-asian="en" style:country-asian="US" style:font-style-asian="italic" style:font-weight-asian="bold" style:font-name-complex="Times New Roman3" style:font-size-complex="11pt" style:language-complex="ar" style:country-complex="SA"/>
    </style:style>
    <style:style style:name="T8" style:family="text">
      <style:text-properties style:font-name="Times New Roman1" fo:font-size="11pt" fo:language="en" fo:country="US" fo:font-style="italic" fo:font-weight="bold" style:font-size-asian="11pt" style:language-asian="en" style:country-asian="US" style:font-style-asian="italic" style:font-weight-asian="bold" style:font-name-complex="Times New Roman3" style:font-size-complex="11pt" style:language-complex="ar" style:country-complex="SA" style:font-weight-complex="bold"/>
    </style:style>
    <style:style style:name="T9" style:family="text">
      <style:text-properties style:font-name="Times New Roman1" fo:font-size="11pt" fo:language="en" fo:country="US" style:text-underline-style="solid" style:text-underline-width="auto" style:text-underline-color="font-color" fo:font-weight="bold" style:font-size-asian="11pt" style:language-asian="en" style:country-asian="US" style:font-weight-asian="bold" style:font-name-complex="Times New Roman3" style:font-size-complex="11pt" style:language-complex="ar" style:country-complex="SA" style:font-weight-complex="bold"/>
    </style:style>
    <style:style style:name="T10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MAJOR CONCEPTS: UNIT 1 EXAM</text:span></text:p>
      <text:p text:style-name="P1"><text:span text:style-name="T4">Chapter 1- History of Psychology </text:span><text:span text:style-name="T2">(If it’s in </text:span><text:span text:style-name="T4">BOLD TYPE</text:span><text:span text:style-name="T2">, then KNOW IT)</text:span></text:p>
      <text:p text:style-name="P1"><text:span text:style-name="T2">If it’s in </text:span><text:span text:style-name="T6">ITALICS, </text:span><text:span text:style-name="T2">then will only be covered in lecture (not in textbook)</text:span></text:p>
      <text:p text:style-name="P2"><text:span text:style-name="T1"><text:tab/></text:span></text:p>
      <text:p text:style-name="P3"><text:span text:style-name="T9">Chapter 1</text:span></text:p>
      <text:list xml:id="list1352332916" text:style-name="WWNum1">
        <text:list-item>
          <text:p text:style-name="P6"><text:span text:style-name="T1">Describe the </text:span><text:span text:style-name="T5">central themes</text:span><text:span text:style-name="T1"> of this course as discussed in lecture. Be prepared to apply to examples. </text:span></text:p>
        </text:list-item>
      </text:list>
      <text:p text:style-name="P4"><text:span text:style-name="T1"/></text:p>
      <text:p text:style-name="P7"><text:span text:style-name="T1">experience is subjective: no two people have the same experience</text:span></text:p>
      <text:p text:style-name="P7"><text:span text:style-name="T1"><text:tab/>&gt;&gt;everyone in class has different perception of a certain lecture</text:span></text:p>
      <text:p text:style-name="P7"><text:span text:style-name="T1"/></text:p>
      <text:p text:style-name="P7"><text:span text:style-name="T1">psychology is a science: avoid bias!</text:span></text:p>
      <text:p text:style-name="P7"><text:span text:style-name="T1"/></text:p>
      <text:p text:style-name="P7"><text:span text:style-name="T1">multiple competing theories</text:span></text:p>
      <text:p text:style-name="P7"><text:span text:style-name="T1"/></text:p>
      <text:p text:style-name="P7"><text:span text:style-name="T1">no one theory explains it all; actions have multiple causes: nature and nurture!</text:span></text:p>
      <text:p text:style-name="P7"><text:span text:style-name="T1"/></text:p>
      <text:p text:style-name="P7"><text:span text:style-name="T1">nature and nurture interact</text:span></text:p>
      <text:p text:style-name="P7"><text:span text:style-name="T1"><text:tab/>&gt;&gt;biological (genetic) and social causes (stress) for depression</text:span></text:p>
      <text:p text:style-name="P7"><text:span text:style-name="T1"/></text:p>
      <text:p text:style-name="P7"><text:span text:style-name="T1">psychology is evolutionary</text:span></text:p>
      <text:p text:style-name="P7"><text:span text:style-name="T1"><text:tab/>&gt;&gt;psychology changes!! </text:span></text:p>
      <text:p text:style-name="P7"><text:span text:style-name="T1"/></text:p>
      <text:p text:style-name="P7"><text:span text:style-name="T1">psychology evolves in socio-historical context</text:span></text:p>
      <text:p text:style-name="P7"><text:span text:style-name="T1"><text:tab/>&gt;&gt;racism and that weird head-lumpy guy</text:span></text:p>
      <text:p text:style-name="P4"><text:span text:style-name="T1"/></text:p>
      <text:list xml:id="list189203244" text:continue-numbering="true" text:style-name="WWNum1">
        <text:list-item>
          <text:p text:style-name="P6"><text:span text:style-name="T1">Define </text:span><text:span text:style-name="T3">psychology</text:span><text:span text:style-name="T1">. How does this term relate to the concepts of </text:span><text:span text:style-name="T7">science</text:span><text:span text:style-name="T3">, mind, </text:span><text:span text:style-name="T1">and </text:span><text:span text:style-name="T3">behavior</text:span><text:span text:style-name="T1">? </text:span></text:p>
        </text:list-item>
        <text:list-item>
          <text:p text:style-name="P6"><text:span text:style-name="T1">Describe </text:span><text:span text:style-name="T3">Plato’s</text:span><text:span text:style-name="T1"> view of </text:span><text:span text:style-name="T7">nativism</text:span><text:span text:style-name="T1"> as it relates to psychology. Describe </text:span><text:span text:style-name="T3">Aristotle’s</text:span><text:span text:style-name="T1"> view of </text:span><text:span text:style-name="T7">philosophical empiricism</text:span><text:span text:style-name="T1"> as it relates to psychology. How do these views relate to the </text:span><text:span text:style-name="T7">nature v. nurture debate</text:span><text:span text:style-name="T3"> </text:span><text:span text:style-name="T1">as discussed in lecture? </text:span></text:p>
        </text:list-item>
        <text:list-item>
          <text:p text:style-name="P6"><text:span text:style-name="T1">Compare and contrast the </text:span><text:span text:style-name="T3">supernatural approach</text:span><text:span text:style-name="T1">, the </text:span><text:span text:style-name="T3">medical model</text:span><text:span text:style-name="T1">, and the </text:span><text:span text:style-name="T3">psychological model</text:span><text:span text:style-name="T1"> of mental illness as addressed in the text and lecture. Describe the practices of </text:span><text:span text:style-name="T7">exorcism </text:span><text:span text:style-name="T1">and </text:span><text:span text:style-name="T3">trepanation </text:span><text:span text:style-name="T1">as treatments for mental illness. What approach or approaches do each of these practices relate to?</text:span></text:p>
        </text:list-item>
        <text:list-item>
          <text:p text:style-name="P6"><text:span text:style-name="T1">Compare and contrast </text:span><text:span text:style-name="T7">dualism</text:span><text:span text:style-name="T3"> </text:span><text:span text:style-name="T1">and </text:span><text:span text:style-name="T7">monism</text:span><text:span text:style-name="T3"> </text:span><text:span text:style-name="T1">as they relate to the philosophical roots of psychology. </text:span></text:p>
        </text:list-item>
        <text:list-item>
          <text:p text:style-name="P6"><text:span text:style-name="T1">Define and describe </text:span><text:span text:style-name="T7">Gall’s</text:span><text:span text:style-name="T1"> theory of </text:span><text:span text:style-name="T7">phrenology</text:span><text:span text:style-name="T3"> </text:span><text:span text:style-name="T1">as discussed in lecture.</text:span></text:p>
        </text:list-item>
        <text:list-item>
          <text:p text:style-name="P6"><text:span text:style-name="T1">Describe </text:span><text:span text:style-name="T7">Flouren’s</text:span><text:span text:style-name="T3"> </text:span><text:span text:style-name="T1">and </text:span><text:span text:style-name="T7">Broca’s</text:span><text:span text:style-name="T3"> </text:span><text:span text:style-name="T1">contributions (via physical science) to the history of psychology as discussed in lecture.</text:span></text:p>
        </text:list-item>
        <text:list-item>
          <text:p text:style-name="P6"><text:span text:style-name="T1">Consider the contribution of </text:span><text:span text:style-name="T3">Hermann von Helmholtz</text:span><text:span text:style-name="T1">’ experiments on the speed of nerve signaling to the scientific study of the human nervous system as addressed in the textbook. </text:span></text:p>
        </text:list-item>
        <text:list-item>
          <text:p text:style-name="P6"><text:span text:style-name="T1">Define </text:span><text:span text:style-name="T4">Wilhelm Wundt’s </text:span><text:span text:style-name="T2">concepts of </text:span><text:span text:style-name="T4">structuralism </text:span><text:span text:style-name="T1">and </text:span><text:span text:style-name="T4">introspection</text:span><text:span text:style-name="T1"> and describe Wundt’s contribution to scientific psychology. </text:span></text:p>
        </text:list-item>
        <text:list-item>
          <text:p text:style-name="P6"><text:span text:style-name="T1">Define and describe </text:span><text:span text:style-name="T3">Gestalt psychology. </text:span><text:span text:style-name="T1">Consider examples of perception from this perspective. </text:span></text:p>
        </text:list-item>
        <text:list-item>
          <text:p text:style-name="P6"><text:span text:style-name="T1">Define </text:span><text:span text:style-name="T3">William James’ </text:span><text:span text:style-name="T1">concept of </text:span><text:span text:style-name="T4">functionalism</text:span><text:span text:style-name="T1">. Describe how Darwin’s concept of natural selection</text:span><text:span text:style-name="T3"> </text:span><text:span text:style-name="T1">and his famous book </text:span><text:span text:style-name="T3">The Origin of Species </text:span><text:span text:style-name="T1">relates to James’ concept. Consider the influence of James’ text, </text:span><text:span text:style-name="T3">The Principles of Psychology. </text:span></text:p>
        </text:list-item>
        <text:list-item>
          <text:p text:style-name="P6"><text:span text:style-name="T1">Describe </text:span><text:span text:style-name="T4">Sigmund Freud</text:span><text:span text:style-name="T1"> and his </text:span><text:span text:style-name="T4">Psychodynamic Theory. </text:span><text:span text:style-name="T1">What are the basic premises of his theory? What is the </text:span><text:span text:style-name="T8">unconscious</text:span><text:span text:style-name="T1">? How/why do sexual and aggressive urges and early childhood experiences relate to the theory? Describe some of the criticisms and lasting contributions of this theory as discussed in lecture. </text:span></text:p>
        </text:list-item>
        <text:list-item>
          <text:p text:style-name="P6"><text:span text:style-name="T1">Describe </text:span><text:span text:style-name="T2">the theory of</text:span><text:span text:style-name="T1"> </text:span><text:span text:style-name="T4">Behaviorism</text:span><text:span text:style-name="T1">. What are the basic premises of this theory? How did it define psychology and behavior? What did </text:span><text:span text:style-name="T3">John Watson</text:span><text:span text:style-name="T1"> propose as the basic goals of scientific psychology? How did his approach change the field of psychology? <text:s/></text:span></text:p>
        </text:list-item>
        <text:list-item>
          <text:p text:style-name="P6"><text:span text:style-name="T1">What is </text:span><text:span text:style-name="T8">S-R psychology</text:span><text:span text:style-name="T1">? Describe </text:span><text:span text:style-name="T7">stimulus</text:span><text:span text:style-name="T1"> and </text:span><text:span text:style-name="T7">response</text:span><text:span text:style-name="T1"> as they relate to behaviorism. How does animal research relate to behaviorism? </text:span></text:p>
        </text:list-item>
        <text:list-item>
          <text:p text:style-name="P6"><text:span text:style-name="T1">Describe how </text:span><text:span text:style-name="T4">B.F. Skinner</text:span><text:span text:style-name="T1"> contributed to behaviorism. Define </text:span><text:span text:style-name="T7">reinforcement</text:span><text:span text:style-name="T3"> </text:span><text:span text:style-name="T1">as discussed in lecture. <text:s/></text:span></text:p>
        </text:list-item>
        <text:list-item>
          <text:p text:style-name="P6"><text:span text:style-name="T1">What limitation do psychodynamic theory and behaviorism share in common as discussed in lecture?</text:span></text:p>
        </text:list-item>
        <text:list-item>
          <text:p text:style-name="P6"><text:span text:style-name="T1">Describe the theory of </text:span><text:span text:style-name="T3">Humanistic psychology</text:span><text:span text:style-name="T1">. What are the basic premises of this theory? Describe the contributions of </text:span><text:span text:style-name="T3">Carl Rogers </text:span><text:span text:style-name="T1">and </text:span><text:span text:style-name="T3">Abraham Maslow</text:span><text:span text:style-name="T1">. </text:span></text:p>
        </text:list-item>
        <text:list-item>
          <text:p text:style-name="P6"><text:soft-page-break/><text:span text:style-name="T1">Describe the sociohistorical evolution of </text:span><text:span text:style-name="T3">clinical psychology</text:span><text:span text:style-name="T1"> as discussed in lecture. What major historical event had the most profound influence on psychology of any event in the history of the science? <text:s/></text:span></text:p>
        </text:list-item>
        <text:list-item>
          <text:p text:style-name="P6"><text:span text:style-name="T1">Describe how the advent of computers and information processing systems related to the development of </text:span><text:span text:style-name="T3">cognitive psychology </text:span><text:span text:style-name="T1">as discussed in lecture</text:span><text:span text:style-name="T3">, </text:span><text:span text:style-name="T1">and define this approach. How does the human mind function like a computer? Compare the mind and the brain to the software and hardware of a computer system. How did cognitive psychology refute the claims of behaviorists regarding the scientific approach to mental processes in psychology? <text:s/></text:span></text:p>
        </text:list-item>
        <text:list-item>
          <text:p text:style-name="P6"><text:span text:style-name="T1">Define </text:span><text:span text:style-name="T3">cognitive neuroscience</text:span><text:span text:style-name="T1">. What is the primary difference between cognitive psychology and cognitive neuroscience? </text:span></text:p>
        </text:list-item>
        <text:list-item>
          <text:p text:style-name="P6"><text:span text:style-name="T1">Describe </text:span><text:span text:style-name="T3">Evolutionary psychology</text:span><text:span text:style-name="T1"> as discussed in lecture</text:span><text:span text:style-name="T3">. </text:span><text:span text:style-name="T1">What are the basic premises of this theory? How does it relate to Darwin’s natural selection (see also concept #11 above)? How is this theory tested? Define </text:span><text:span text:style-name="T7">cultural universality</text:span><text:span text:style-name="T3"> </text:span><text:span text:style-name="T1">as it relates to this theory. </text:span></text:p>
        </text:list-item>
        <text:list-item>
          <text:p text:style-name="P6"><text:span text:style-name="T1">Describe the perspectives of </text:span><text:span text:style-name="T3">Biological psychology (behavioral neuroscience), Social psychology, Developmental psychology, </text:span><text:span text:style-name="T1">and </text:span><text:span text:style-name="T3">Personality psychology (individual differences).</text:span></text:p>
        </text:list-item>
        <text:list-item>
          <text:p text:style-name="P6"><text:span text:style-name="T1">Define </text:span><text:span text:style-name="T3">culture </text:span><text:span text:style-name="T1">and </text:span><text:span text:style-name="T7">Cultural psychology </text:span><text:span text:style-name="T1">as discussed in lecture</text:span><text:span text:style-name="T3">. </text:span><text:span text:style-name="T1">Describe how the concepts of </text:span><text:span text:style-name="T7">absolutism</text:span><text:span text:style-name="T3"> </text:span><text:span text:style-name="T1">and </text:span><text:span text:style-name="T7">relativism</text:span><text:span text:style-name="T1"> relate to the field of cultural psychology.</text:span></text:p>
        </text:list-item>
        <text:list-item>
          <text:p text:style-name="P6"><text:span text:style-name="T1">Describe the difference between a </text:span><text:span text:style-name="T4">clinical psychologist</text:span><text:span text:style-name="T2"> and a </text:span><text:span text:style-name="T4">psychiatrist</text:span><text:span text:style-name="T8"> </text:span><text:span text:style-name="T2">as reviewed in lecture and the text.</text:span></text:p>
        </text:list-item>
        <text:list-item>
          <text:p text:style-name="P6"><text:span text:style-name="T2">Describe the difference between an </text:span><text:span text:style-name="T8">academic psychologist</text:span><text:span text:style-name="T4"> </text:span><text:span text:style-name="T2">and an </text:span><text:span text:style-name="T8">applied psychologist</text:span><text:span text:style-name="T4"> </text:span><text:span text:style-name="T2">as discussed in lecture. Consider examples of each. 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3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a Moses</meta:initial-creator>
    <meta:creation-date>2015-09-21T12:08:04</meta:creation-date>
    <dc:date>2015-09-21T12:23:50</dc:date>
    <meta:editing-cycles>4</meta:editing-cycles>
    <meta:editing-duration>PT10M24S</meta:editing-duration>
    <dc:creator>Tara Moses</dc:creator>
    <meta:generator>LibreOffice/3.5$Linux_x86 LibreOffice_project/350m1$Build-2</meta:generator>
    <meta:document-statistic meta:table-count="0" meta:image-count="0" meta:object-count="0" meta:page-count="2" meta:paragraph-count="41" meta:word-count="766" meta:character-count="5060" meta:non-whitespace-character-count="4331"/>
    <meta:user-defined meta:name="Company">Toshiba</meta:user-defined>
    <meta:user-defined meta:name="Operator">Jeremy Holm</meta:user-defined>
  </office:meta>
</office:document-meta>
</file>